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Chandas" fo:font-size="14pt" officeooo:rsid="0019609f" officeooo:paragraph-rsid="0019609f" style:font-size-asian="14pt" style:font-size-complex="14pt"/>
    </style:style>
    <style:style style:name="P2" style:family="paragraph" style:parent-style-name="Standard">
      <style:text-properties style:font-name="Chandas" fo:font-size="14pt" officeooo:rsid="0019609f" officeooo:paragraph-rsid="0019609f" style:font-size-asian="14pt" style:font-size-complex="14pt"/>
    </style:style>
    <style:style style:name="P3" style:family="paragraph" style:parent-style-name="Standard" style:list-style-name="L1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Chandas" fo:font-size="14pt" officeooo:rsid="0019609f" officeooo:paragraph-rsid="0019609f" style:font-size-asian="14pt" style:font-size-complex="14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2235869" text:style-name="L1">
        <text:list-item>
          <text:p text:style-name="P1">git clone http:…..</text:p>
        </text:list-item>
        <text:list-item>
          <text:p text:style-name="P1">git status</text:p>
        </text:list-item>
        <text:list-item>
          <text:p text:style-name="P1">git add . <text:s/>(git add file name)</text:p>
        </text:list-item>
        <text:list-item>
          <text:p text:style-name="P1">git commit -m “<text:span text:style-name="T1">write your comment to show in github</text:span>”</text:p>
        </text:list-item>
        <text:list-item>
          <text:p text:style-name="P3">git push <text:s/>(to master branch)</text:p>
          <text:p text:style-name="P1">if you want to create new branch first go to the folder you cloned the project and open terminal then:</text:p>
        </text:list-item>
        <text:list-item text:start-value="1">
          <text:p text:style-name="P1">git checkout -b “<text:span text:style-name="T1">branch_name</text:span>”</text:p>
        </text:list-item>
        <text:list-item>
          <text:p text:style-name="P1">git status (it automatically changes to new created branch)</text:p>
        </text:list-item>
        <text:list-item>
          <text:p text:style-name="P1">git add .</text:p>
        </text:list-item>
        <text:list-item>
          <text:p text:style-name="P1">Git commit -m “branch_name”</text:p>
        </text:list-item>
        <text:list-item>
          <text:p text:style-name="P1">git push --set-upstream origin <text:span text:style-name="T1">branch_name</text:span></text:p>
        </text:list-item>
        <text:list-item>
          <text:p text:style-name="P1">git push origin <text:span text:style-name="T1">branch_name</text:span></text:p>
        </text:list-item>
        <text:list-item>
          <text:p text:style-name="P1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1:28:39.945517729</meta:creation-date>
    <dc:date>2020-03-29T11:40:44.184350738</dc:date>
    <meta:editing-duration>PT1M14S</meta:editing-duration>
    <meta:editing-cycles>1</meta:editing-cycles>
    <meta:document-statistic meta:table-count="0" meta:image-count="0" meta:object-count="0" meta:page-count="1" meta:paragraph-count="13" meta:word-count="89" meta:character-count="457" meta:non-whitespace-character-count="391"/>
    <meta:generator>LibreOffice/6.0.7.3$Linux_X86_64 LibreOffice_project/00m0$Build-3</meta:generator>
  </office:meta>
</office:document-meta>
</file>